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_20__28_var_29_" svg:stroke-width="0.051cm" svg:stroke-color="#c0c0c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Ultrafine_20_Dashed" svg:stroke-color="#000000" draw:fill="none" draw:fill-color="#ffffff" fo:min-height="0.393cm"/>
    </style:style>
    <style:style style:name="gr5" style:family="graphic" style:parent-style-name="standard">
      <style:graphic-properties draw:stroke="solid" draw:stroke-dash="Ultrafine_20_Dashed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'Ubuntu Condensed'" style:font-pitch="variable"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Ubuntu Condensed'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376cm" svg:height="1.018cm" svg:x="9.616cm" svg:y="12.938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376cm" svg:height="1.018cm" svg:x="9.616cm" svg:y="14.72cm">
          <text:p text:style-name="P1"><text:span text:style-name="T1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376cm" svg:height="1.018cm" svg:x="2.912cm" svg:y="17.096cm">
          <text:p text:style-name="P1"><text:span text:style-name="T1">Input </text:span></text:p>
          <text:p text:style-name="P1"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2.376cm" svg:height="1.018cm" svg:x="5.584cm" svg:y="17.095cm">
          <text:p text:style-name="P1"><text:span text:style-name="T1">Det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76cm" svg:height="1.018cm" svg:x="8.257cm" svg:y="17.096cm">
          <text:p text:style-name="P1"><text:span text:style-name="T1">Descri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376cm" svg:height="1.018cm" svg:x="10.929cm" svg:y="17.095cm">
          <text:p text:style-name="P1"><text:span text:style-name="T1">Searching</text:span></text:p>
          <text:p text:style-name="P1"><text:span text:style-name="T1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375cm" svg:height="1.018cm" svg:x="13.603cm" svg:y="17.096cm">
          <text:p text:style-name="P1"><text:span text:style-name="T1">Refin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376cm" svg:height="1.018cm" svg:x="16.274cm" svg:y="17.095cm">
          <text:p text:style-name="P1"><text:span text:style-name="T1">Output</text:span></text:p>
          <text:p text:style-name="P1"><text:span text:style-name="T1">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.376cm" svg:height="1.018cm" svg:x="8.257cm" svg:y="19.233cm">
          <text:p text:style-name="P1"><text:span text:style-name="T1">myP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" draw:id="id11" draw:layer="layout" svg:width="2.376cm" svg:height="1.018cm" svg:x="13.602cm" svg:y="19.233cm">
          <text:p text:style-name="P1"><text:span text:style-name="T1">myI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2.375cm" svg:height="1.018cm" svg:x="5.628cm" svg:y="19.217cm">
          <text:p text:style-name="P1"><text:span text:style-name="T1">myKd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804cm" svg:y1="13.956cm" svg:x2="10.804cm" svg:y2="14.72cm" draw:start-shape="id1" draw:start-glue-point="2" draw:end-shape="id2" draw:end-glue-point="0" svg:d="m10804 13956v764" svg:viewBox="0 0 1 765">
          <text:p/>
        </draw:connector>
        <draw:connector draw:style-name="gr2" draw:text-style-name="P2" draw:layer="layout" svg:x1="10.804cm" svg:y1="15.738cm" svg:x2="4.1cm" svg:y2="17.096cm" draw:start-shape="id2" draw:start-glue-point="2" draw:end-shape="id3" draw:end-glue-point="0" svg:d="m10804 15738v679h-6704v679" svg:viewBox="0 0 6705 1359">
          <text:p/>
        </draw:connector>
        <draw:connector draw:style-name="gr2" draw:text-style-name="P2" draw:layer="layout" svg:x1="10.804cm" svg:y1="15.738cm" svg:x2="6.772cm" svg:y2="17.095cm" draw:start-shape="id2" draw:start-glue-point="2" draw:end-shape="id4" draw:end-glue-point="0" svg:d="m10804 15738v679h-4032v678" svg:viewBox="0 0 4033 1358">
          <text:p/>
        </draw:connector>
        <draw:connector draw:style-name="gr2" draw:text-style-name="P2" draw:layer="layout" svg:x1="10.804cm" svg:y1="15.738cm" svg:x2="9.445cm" svg:y2="17.096cm" draw:start-shape="id2" draw:start-glue-point="2" draw:end-shape="id5" svg:d="m10804 15738v679h-1359v679" svg:viewBox="0 0 1360 1359">
          <text:p/>
        </draw:connector>
        <draw:connector draw:style-name="gr2" draw:text-style-name="P2" draw:layer="layout" svg:x1="10.804cm" svg:y1="15.738cm" svg:x2="12.117cm" svg:y2="17.095cm" draw:start-shape="id2" draw:start-glue-point="2" draw:end-shape="id6" svg:d="m10804 15738v679h1313v678" svg:viewBox="0 0 1314 1358">
          <text:p/>
        </draw:connector>
        <draw:connector draw:style-name="gr2" draw:text-style-name="P2" draw:layer="layout" svg:x1="10.804cm" svg:y1="15.738cm" svg:x2="14.79cm" svg:y2="17.096cm" draw:start-shape="id2" draw:start-glue-point="2" draw:end-shape="id7" draw:end-glue-point="0" svg:d="m10804 15738v679h3986v679" svg:viewBox="0 0 3987 1359">
          <text:p/>
        </draw:connector>
        <draw:connector draw:style-name="gr2" draw:text-style-name="P2" draw:layer="layout" svg:x1="10.804cm" svg:y1="15.738cm" svg:x2="17.462cm" svg:y2="17.095cm" draw:start-shape="id2" draw:start-glue-point="2" draw:end-shape="id8" svg:d="m10804 15738v679h6658v678" svg:viewBox="0 0 6659 1358">
          <text:p/>
        </draw:connector>
        <draw:connector draw:style-name="gr2" draw:text-style-name="P2" draw:layer="layout" svg:x1="9.445cm" svg:y1="18.114cm" svg:x2="9.445cm" svg:y2="19.233cm" draw:start-shape="id5" draw:start-glue-point="2" draw:end-shape="id9" draw:end-glue-point="0" svg:d="m9445 18114v1119" svg:viewBox="0 0 1 1120">
          <text:p/>
        </draw:connector>
        <draw:connector draw:style-name="gr2" draw:text-style-name="P2" draw:layer="layout" svg:x1="12.117cm" svg:y1="18.113cm" svg:x2="6.815cm" svg:y2="19.217cm" draw:start-shape="id6" draw:start-glue-point="2" draw:end-shape="id10" draw:end-glue-point="0" svg:d="m12117 18113v552h-5302v552" svg:viewBox="0 0 5303 1105">
          <text:p/>
        </draw:connector>
        <draw:connector draw:style-name="gr2" draw:text-style-name="P2" draw:layer="layout" svg:x1="14.79cm" svg:y1="18.114cm" svg:x2="14.79cm" svg:y2="19.233cm" draw:start-shape="id7" draw:start-glue-point="2" draw:end-shape="id11" draw:end-glue-point="0" svg:d="m14790 18114v1119" svg:viewBox="0 0 1 1120">
          <text:p/>
        </draw:connector>
        <draw:custom-shape draw:style-name="gr1" draw:text-style-name="P1" xml:id="id12" draw:id="id12" draw:layer="layout" svg:width="2.376cm" svg:height="1.018cm" svg:x="8.256cm" svg:y="21.572cm">
          <text:p text:style-name="P1"><text:span text:style-name="T1">PC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4" draw:id="id14" draw:layer="layout" svg:width="2.376cm" svg:height="1.018cm" svg:x="13.601cm" svg:y="21.572cm">
          <text:p text:style-name="P1"><text:span text:style-name="T1">I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.376cm" svg:height="1.018cm" svg:x="5.627cm" svg:y="21.556cm">
          <text:p text:style-name="P1"><text:span text:style-name="T1">kd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8.78cm" svg:y1="20.914cm" svg:x2="2.827cm" svg:y2="20.914cm">
          <text:p/>
        </draw:line>
        <draw:frame draw:style-name="gr4" draw:text-style-name="P3" draw:layer="layout" svg:width="3.744cm" svg:height="1.445cm" svg:x="2.524cm" svg:y="20.891cm">
          <draw:text-box>
            <text:p text:style-name="P3"><text:span text:style-name="T2">External </text:span></text:p>
            <text:p text:style-name="P3"><text:span text:style-name="T2">Classes</text:span></text:p>
          </draw:text-box>
        </draw:frame>
        <draw:connector draw:style-name="gr5" draw:text-style-name="P2" draw:layer="layout" svg:x1="9.445cm" svg:y1="20.251cm" svg:x2="9.444cm" svg:y2="21.572cm" draw:start-shape="id9" draw:start-glue-point="2" draw:end-shape="id12" draw:end-glue-point="0" svg:d="m9445 20251v661h-1v660" svg:viewBox="0 0 2 1322">
          <text:p/>
        </draw:connector>
        <draw:connector draw:style-name="gr5" draw:text-style-name="P2" draw:layer="layout" svg:x1="6.815cm" svg:y1="20.235cm" svg:x2="6.815cm" svg:y2="21.556cm" draw:start-shape="id10" draw:start-glue-point="2" draw:end-shape="id13" svg:d="m6815 20235v1321" svg:viewBox="0 0 1 1322">
          <text:p/>
        </draw:connector>
        <draw:connector draw:style-name="gr5" draw:text-style-name="P2" draw:layer="layout" svg:x1="14.79cm" svg:y1="20.251cm" svg:x2="14.789cm" svg:y2="21.572cm" draw:start-shape="id11" draw:start-glue-point="2" draw:end-shape="id14" draw:end-glue-point="0" svg:d="m14790 20251v661h-1v660" svg:viewBox="0 0 2 1322">
          <text:p/>
        </draw:connector>
        <draw:connector draw:style-name="gr5" draw:text-style-name="P2" draw:layer="layout" svg:x1="14.79cm" svg:y1="18.114cm" svg:x2="6.815cm" svg:y2="19.217cm" draw:start-shape="id7" draw:start-glue-point="2" draw:end-shape="id10" draw:end-glue-point="0" svg:d="m14790 18114v552h-7975v551" svg:viewBox="0 0 7976 11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ran Roure</meta:initial-creator>
    <meta:creation-date>2014-02-11T10:04:13</meta:creation-date>
    <dc:date>2014-02-11T10:22:30</dc:date>
    <dc:creator>Ferran Roure</dc:creator>
    <meta:editing-duration>PT9M27S</meta:editing-duration>
    <meta:editing-cycles>3</meta:editing-cycles>
    <meta:generator>LibreOffice/3.5$Linux_X86_64 LibreOffice_project/350m1$Build-2</meta:generator>
    <meta:document-statistic meta:object-count="30"/>
  </office:meta>
</office:document-meta>
</file>